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bd3" officeooo:paragraph-rsid="001e9bd3"/>
    </style:style>
    <style:style style:name="P2" style:family="paragraph" style:parent-style-name="Standard">
      <style:text-properties officeooo:rsid="00206a4c" officeooo:paragraph-rsid="00206a4c"/>
    </style:style>
    <style:style style:name="P3" style:family="paragraph" style:parent-style-name="Standard">
      <style:text-properties officeooo:rsid="002148de" officeooo:paragraph-rsid="002148de"/>
    </style:style>
    <style:style style:name="P4" style:family="paragraph" style:parent-style-name="Standard">
      <style:text-properties officeooo:rsid="002148de" officeooo:paragraph-rsid="002148de"/>
    </style:style>
    <style:style style:name="P5" style:family="paragraph" style:parent-style-name="Standard">
      <style:text-properties fo:font-size="15pt" officeooo:rsid="002148de" officeooo:paragraph-rsid="002148de" style:font-size-asian="15pt" style:font-size-complex="15pt"/>
    </style:style>
    <style:style style:name="P6" style:family="paragraph" style:parent-style-name="Standard">
      <style:text-properties fo:font-size="15pt" officeooo:rsid="002567a9" officeooo:paragraph-rsid="002567a9" style:font-size-asian="15pt" style:font-size-complex="15pt"/>
    </style:style>
    <style:style style:name="P7" style:family="paragraph" style:parent-style-name="Standard">
      <style:paragraph-properties style:writing-mode="lr-tb"/>
    </style:style>
    <style:style style:name="T1" style:family="text">
      <style:text-properties officeooo:rsid="00219a04"/>
    </style:style>
    <style:style style:name="T2" style:family="text">
      <style:text-properties officeooo:rsid="0022e3f2"/>
    </style:style>
    <style:style style:name="T3" style:family="text">
      <style:text-properties fo:color="#000000" style:font-name="Calibri" fo:font-size="25pt" fo:language="en" fo:country="GB" style:letter-kerning="true" style:font-size-asian="25pt"/>
    </style:style>
    <style:style style:name="T4" style:family="text">
      <style:text-properties fo:color="#000000" style:font-name="Calibri" fo:language="en" fo:country="GB" style:letter-kerning="true"/>
    </style:style>
    <style:style style:name="T5" style:family="text">
      <style:text-properties fo:color="#000000" style:font-name="Calibri" fo:language="en" fo:country="GB" officeooo:rsid="00254462" style:letter-kerning="true"/>
    </style:style>
    <style:style style:name="T6" style:family="text">
      <style:text-properties fo:color="#000000" style:font-name="Calibri" fo:font-size="20pt" fo:language="en" fo:country="GB" fo:font-weight="bold" style:letter-kerning="true" style:font-size-asian="20pt" style:font-weight-asian="bold"/>
    </style:style>
    <style:style style:name="T7" style:family="text">
      <style:text-properties fo:color="#000000" style:font-name="Calibri" fo:font-size="20pt" fo:language="en" fo:country="GB" style:letter-kerning="true" style:font-size-asian="20pt"/>
    </style:style>
    <style:style style:name="T8" style:family="text">
      <style:text-properties fo:language="en" fo:country="G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and concerns of technology in healthcare</text:p>
      <text:p text:style-name="P1"/>
      <text:p text:style-name="P2">Bioinformatics</text:p>
      <text:p text:style-name="P2">Lab testing, xray, <text:span text:style-name="T2">modelling</text:span></text:p>
      <text:p text:style-name="P2"/>
      <text:p text:style-name="P2">Communication</text:p>
      <text:p text:style-name="P2">Other hospitals, staff, <text:span text:style-name="T1">remote appointments – whos listening?</text:span></text:p>
      <text:p text:style-name="P2"/>
      <text:p text:style-name="P2">Databases</text:p>
      <text:p text:style-name="P2">Patient records, insurance information, finances, current treatment</text:p>
      <text:p text:style-name="P3">Prescriptions, access from home/mobiles</text:p>
      <text:p text:style-name="P3"/>
      <text:p text:style-name="P3"/>
      <text:p text:style-name="P5"><text:span text:style-name="T4">EHR. Includes basic info (name, address, number etc), diagnoses, medication, allergies, immunisations (with dates), xray/CT images, vital signs, medical history. </text:span><text:span text:style-name="T5">Electronic health record</text:span></text:p>
      <text:p text:style-name="P5"><text:span text:style-name="T5"/></text:p>
      <text:p text:style-name="P6"><text:span text:style-name="T5">I</text:span><text:span text:style-name="T4">dentifies bone breaks and fractures</text:span></text:p>
      <text:p text:style-name="P6"><text:span text:style-name="T4"/></text:p>
      <text:p text:style-name="P6"><text:span text:style-name="T6">CT: </text:span><text:span text:style-name="T7">Aka CAT scan (Computerised axial tomography). </text:span></text:p>
      <text:p text:style-name="P7"><text:span text:style-name="T7">Uses x-rays and computer technology to show internal structures. </text:span></text:p>
      <text:p text:style-name="P7"><text:span text:style-name="T7">Diagnoses blood flow problems, cancer, stroke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3"><text:span text:style-name="T7">Radiography machines usually give warnings or errors before they are about to go down, so this helps prepare for downtime in advance. For example, X-Ray tubes inside should be replaced every few years, and may start making strange noises when they are about to fail.</text:span></text:p>
      <text:p text:style-name="P3"><text:span text:style-name="T7"/></text:p>
      <text:p text:style-name="P3"><text:span text:style-name="T7"/></text:p>
      <text:p text:style-name="P3"><text:soft-page-break/><text:span text:style-name="T7">If the tool stops working, a backup will be used </text:span><text:span text:style-name="T4">– this may be out of date. </text:span></text:p>
      <text:p text:style-name="P3"><text:span text:style-name="T7"/></text:p>
      <text:p text:style-name="P3"><text:span text:style-name="T7">Otherwise, it will be reobtained from the patient, and recorded on paper to be copied later. </text:span></text:p>
      <text:p text:style-name="P3"><text:span text:style-name="T7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20:05:53.192313003</meta:creation-date>
    <dc:date>2021-02-03T17:23:27.562394340</dc:date>
    <meta:editing-duration>PT1H30M6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2" meta:paragraph-count="16" meta:word-count="159" meta:character-count="1092" meta:non-whitespace-character-count="943"/>
  </office:meta>
</office:document-meta>
</file>